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text-align="justify"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P8" style:family="paragraph" style:parent-style-name="Standard">
      <style:paragraph-properties fo:text-align="justify" fo:break-before="auto" fo:line-height="115%" fo:margin-bottom="0cm" style:writing-mode="lr-tb"/>
    </style:style>
    <style:style style:name="P9" style:family="paragraph" style:parent-style-name="Standard">
      <style:paragraph-properties fo:text-align="justify"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P10" style:family="paragraph" style:parent-style-name="Standard">
      <style:paragraph-properties fo:text-align="justify" fo:break-before="auto" fo:line-height="115%" fo:margin-bottom="0cm" style:writing-mode="lr-tb"/>
    </style:style>
    <style:style style:name="P11" style:family="paragraph" style:parent-style-name="Standard">
      <style:paragraph-properties fo:text-align="justify"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P12" style:family="paragraph" style:parent-style-name="Standard">
      <style:paragraph-properties fo:text-align="justify" fo:break-before="auto" fo:line-height="115%" fo:margin-bottom="0cm" style:writing-mode="lr-tb"/>
    </style:style>
    <style:style style:name="P13" style:family="paragraph" style:parent-style-name="Standard">
      <style:paragraph-properties fo:text-align="justify"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</office:automatic-styles>
  <office:body>
    <office:text>
      <text:p text:style-name="P1"><text:span text:style-name="T1_1">Zgryźliwy</text:span><text:span text:style-name="T1_2"><text:s/></text:span><text:span text:style-name="T1_3">tetryk</text:span><text:span text:style-name="T1_4">.<text:s/></text:span><text:span text:style-name="T1_5">Naczelny</text:span><text:span text:style-name="T1_6"><text:s/></text:span><text:span text:style-name="T1_7">zgred</text:span><text:span text:style-name="T1_8">,<text:s/></text:span><text:span text:style-name="T1_9">krzyczący</text:span><text:span text:style-name="T1_10"><text:s/></text:span><text:span text:style-name="T1_11">na</text:span><text:span text:style-name="T1_12"><text:s/></text:span><text:span text:style-name="T1_13">biednych</text:span><text:span text:style-name="T1_14"><text:s/></text:span><text:span text:style-name="T1_15">redaktorów</text:span><text:span text:style-name="T1_16"><text:s/></text:span><text:span text:style-name="T1_17">i</text:span><text:span text:style-name="T1_18"><text:s/></text:span><text:span text:style-name="T1_19">korektorów</text:span><text:span text:style-name="T1_20">.<text:s/></text:span><text:span text:style-name="T1_21">Młot</text:span><text:span text:style-name="T1_22"><text:s/></text:span><text:span text:style-name="T1_23">na</text:span><text:span text:style-name="T1_24"><text:s/></text:span><text:span text:style-name="T1_25">plagiatorów</text:span><text:span text:style-name="T1_26">.<text:s/></text:span><text:span text:style-name="T1_27">Tłumacz</text:span><text:span text:style-name="T1_28">,<text:s/></text:span><text:span text:style-name="T1_29">pisarz</text:span><text:span text:style-name="T1_30"><text:s/></text:span><text:span text:style-name="T1_31">i</text:span><text:span text:style-name="T1_32"><text:s/></text:span><text:span text:style-name="T1_33">początkujący</text:span><text:span text:style-name="T1_34"><text:s/></text:span><text:span text:style-name="T1_35">lektor</text:span><text:span text:style-name="T1_36"><text:s/></text:span><text:span text:style-name="T1_37">fanfików</text:span><text:span text:style-name="T1_38">.<text:s/></text:span><text:span text:style-name="T1_39">Dalsze</text:span><text:span text:style-name="T1_40"><text:s/></text:span><text:span text:style-name="T1_41">informacje</text:span><text:span text:style-name="T1_42"><text:s/></text:span><text:span text:style-name="T1_43">ocenzurowało</text:span><text:span text:style-name="T1_44"><text:s/></text:span><text:span text:style-name="T1_45">Ministerstwo</text:span><text:span text:style-name="T1_46"><text:s/></text:span><text:span text:style-name="T1_47">Zdrowia</text:span><text:span text:style-name="T1_48">,<text:s/></text:span><text:span text:style-name="T1_49">Szczęścia</text:span><text:span text:style-name="T1_50"><text:s/></text:span><text:span text:style-name="T1_51">i</text:span><text:span text:style-name="T1_52"><text:s/></text:span><text:span text:style-name="T1_53">Wszelkiej</text:span><text:span text:style-name="T1_54"><text:s/></text:span><text:span text:style-name="T1_55">Pomyślności</text:span><text:span text:style-name="T1_56">.</text:span></text:p>
      <text:p text:style-name="P2"/>
      <text:p text:style-name="P3"><text:span text:style-name="T3_1">Rozważania</text:span><text:span text:style-name="T3_2"><text:s/></text:span><text:span text:style-name="T3_3">Zgryźliwego</text:span><text:span text:style-name="T3_4"><text:s/></text:span><text:span text:style-name="T3_5">Tetryka</text:span></text:p>
      <text:p text:style-name="P4"/>
      <text:p text:style-name="P5"><text:span text:style-name="T5_1">Lament</text:span><text:span text:style-name="T5_2"><text:s/></text:span><text:span text:style-name="T5_3">nad</text:span><text:span text:style-name="T5_4"><text:s/></text:span><text:span text:style-name="T5_5">naiwnością</text:span></text:p>
      <text:p text:style-name="P6"/>
      <text:p text:style-name="P7"><text:span text:style-name="T7_1">Nasz</text:span><text:span text:style-name="T7_2"><text:s/></text:span><text:span text:style-name="T7_3">fandom</text:span><text:span text:style-name="T7_4"><text:s/></text:span><text:span text:style-name="T7_5">jest</text:span><text:span text:style-name="T7_6"><text:s/></text:span><text:span text:style-name="T7_7">ciekawym</text:span><text:span text:style-name="T7_8"><text:s/></text:span><text:span text:style-name="T7_9">miejscem</text:span><text:span text:style-name="T7_10">.<text:s/></text:span><text:span text:style-name="T7_11">Zrzesza</text:span><text:span text:style-name="T7_12"><text:s/></text:span><text:span text:style-name="T7_13">ludzi</text:span><text:span text:style-name="T7_14">,<text:s/></text:span><text:span text:style-name="T7_15">którzy</text:span><text:span text:style-name="T7_16"><text:s/></text:span><text:span text:style-name="T7_17">niesamowicie</text:span><text:span text:style-name="T7_18"><text:s/></text:span><text:span text:style-name="T7_19">różnią</text:span><text:span text:style-name="T7_20"><text:s/></text:span><text:span text:style-name="T7_21">się</text:span><text:span text:style-name="T7_22"><text:s/></text:span><text:span text:style-name="T7_23">od</text:span><text:span text:style-name="T7_24"><text:s/></text:span><text:span text:style-name="T7_25">siebie</text:span><text:span text:style-name="T7_26"><text:s/></text:span><text:span text:style-name="T7_27">charakterami</text:span><text:span text:style-name="T7_28">,<text:s/></text:span><text:span text:style-name="T7_29">wyznawanymi</text:span><text:span text:style-name="T7_30"><text:s/></text:span><text:span text:style-name="T7_31">wartościami</text:span><text:span text:style-name="T7_32"><text:s/></text:span><text:span text:style-name="T7_33">czy</text:span><text:span text:style-name="T7_34">,<text:s/></text:span><text:span text:style-name="T7_35">co</text:span><text:span text:style-name="T7_36"><text:s/></text:span><text:span text:style-name="T7_37">nie</text:span><text:span text:style-name="T7_38"><text:s/></text:span><text:span text:style-name="T7_39">mniej</text:span><text:span text:style-name="T7_40"><text:s/></text:span><text:span text:style-name="T7_41">ważne</text:span><text:span text:style-name="T7_42">,<text:s/></text:span><text:span text:style-name="T7_43">podejściem</text:span><text:span text:style-name="T7_44"><text:s/></text:span><text:span text:style-name="T7_45">do</text:span><text:span text:style-name="T7_46"><text:s/></text:span><text:span text:style-name="T7_47">życia</text:span><text:span text:style-name="T7_48">.<text:s/></text:span><text:span text:style-name="T7_49">W</text:span><text:span text:style-name="T7_50"><text:s/></text:span><text:span text:style-name="T7_51">tym</text:span><text:span text:style-name="T7_52"><text:s/></text:span><text:span text:style-name="T7_53">tekście</text:span><text:span text:style-name="T7_54"><text:s/></text:span><text:span text:style-name="T7_55">chciałbym</text:span><text:span text:style-name="T7_56"><text:s/></text:span><text:span text:style-name="T7_57">wziąć</text:span><text:span text:style-name="T7_58"><text:s/></text:span><text:span text:style-name="T7_59">na</text:span><text:span text:style-name="T7_60"><text:s/></text:span><text:span text:style-name="T7_61">ruszt</text:span><text:span text:style-name="T7_62"><text:s/></text:span><text:span text:style-name="T7_63">właśnie</text:span><text:span text:style-name="T7_64"><text:s/></text:span><text:span text:style-name="T7_65">ten</text:span><text:span text:style-name="T7_66"><text:s/></text:span><text:span text:style-name="T7_67">ostatni</text:span><text:span text:style-name="T7_68"><text:s/></text:span><text:span text:style-name="T7_69">aspekt</text:span><text:span text:style-name="T7_70">.</text:span></text:p>
      <text:p text:style-name="P8"/>
      <text:p text:style-name="P9"><text:span text:style-name="T9_1">Wielokrotnie</text:span><text:span text:style-name="T9_2"><text:s/></text:span><text:span text:style-name="T9_3">widziałem</text:span><text:span text:style-name="T9_4"><text:s/></text:span><text:span text:style-name="T9_5">w</text:span><text:span text:style-name="T9_6"><text:s/></text:span><text:span text:style-name="T9_7">fandomie</text:span><text:span text:style-name="T9_8">,<text:s/></text:span><text:span text:style-name="T9_9">jak</text:span><text:span text:style-name="T9_10"><text:s/></text:span><text:span text:style-name="T9_11">ludzie</text:span><text:span text:style-name="T9_12"><text:s/></text:span><text:span text:style-name="T9_13">identyfikują</text:span><text:span text:style-name="T9_14"><text:s/></text:span><text:span text:style-name="T9_15">się</text:span><text:span text:style-name="T9_16"><text:s/></text:span><text:span text:style-name="T9_17">z</text:span><text:span text:style-name="T9_18"><text:s/></text:span><text:span text:style-name="T9_19">poszczególnymi</text:span><text:span text:style-name="T9_20"><text:s/></text:span><text:span text:style-name="T9_21">bohaterkami</text:span><text:span text:style-name="T9_22"><text:s/></text:span><text:span text:style-name="T9_23">serialu</text:span><text:span text:style-name="T9_24">.<text:s/></text:span><text:span text:style-name="T9_25">Ten</text:span><text:span text:style-name="T9_26"><text:s/></text:span><text:span text:style-name="T9_27">kocha</text:span><text:span text:style-name="T9_28"><text:s/></text:span><text:span text:style-name="T9_29">książki</text:span><text:span text:style-name="T9_30"><text:s/></text:span><text:span text:style-name="T9_31">i</text:span><text:span text:style-name="T9_32"><text:s/></text:span><text:span text:style-name="T9_33">naukę</text:span><text:span text:style-name="T9_34">,<text:s/></text:span><text:span text:style-name="T9_35">więc</text:span><text:span text:style-name="T9_36"><text:s/></text:span><text:span text:style-name="T9_37">uwielbia</text:span><text:span text:style-name="T9_38"><text:s/></text:span><text:span text:style-name="T9_39">Twilight</text:span><text:span text:style-name="T9_40"><text:s/></text:span><text:span text:style-name="T9_41">Sparkle</text:span><text:span text:style-name="T9_42">.<text:s/></text:span><text:span text:style-name="T9_43">Z</text:span><text:span text:style-name="T9_44"><text:s/></text:span><text:span text:style-name="T9_45">kolei</text:span><text:span text:style-name="T9_46"><text:s/></text:span><text:span text:style-name="T9_47">ta</text:span><text:span text:style-name="T9_48"><text:s/></text:span><text:span text:style-name="T9_49">jest</text:span><text:span text:style-name="T9_50"><text:s/></text:span><text:span text:style-name="T9_51">szczera</text:span><text:span text:style-name="T9_52"><text:s/></text:span><text:span text:style-name="T9_53">do</text:span><text:span text:style-name="T9_54"><text:s/></text:span><text:span text:style-name="T9_55">bólu</text:span><text:span text:style-name="T9_56">,<text:s/></text:span><text:span text:style-name="T9_57">co</text:span><text:span text:style-name="T9_58"><text:s/></text:span><text:span text:style-name="T9_59">sprawia</text:span><text:span text:style-name="T9_60">,<text:s/></text:span><text:span text:style-name="T9_61">iż</text:span><text:span text:style-name="T9_62"><text:s/></text:span><text:span text:style-name="T9_63">czuje</text:span><text:span text:style-name="T9_64"><text:s/></text:span><text:span text:style-name="T9_65">się</text:span><text:span text:style-name="T9_66"><text:s/></text:span><text:span text:style-name="T9_67">niczym</text:span><text:span text:style-name="T9_68"><text:s/></text:span><text:span text:style-name="T9_69">Applejack</text:span><text:span text:style-name="T9_70"><text:s/></text:span><text:span text:style-name="T9_71">i</text:span><text:span text:style-name="T9_72"><text:s/></text:span><text:span text:style-name="T9_73">tak</text:span><text:span text:style-name="T9_74"><text:s/></text:span><text:span text:style-name="T9_75">dalej</text:span><text:span text:style-name="T9_76">.<text:s/></text:span><text:span text:style-name="T9_77">Nie</text:span><text:span text:style-name="T9_78"><text:s/></text:span><text:span text:style-name="T9_79">powiem</text:span><text:span text:style-name="T9_80">,<text:s/></text:span><text:span text:style-name="T9_81">jest</text:span><text:span text:style-name="T9_82"><text:s/></text:span><text:span text:style-name="T9_83">to</text:span><text:span text:style-name="T9_84"><text:s/></text:span><text:span text:style-name="T9_85">całkiem</text:span><text:span text:style-name="T9_86"><text:s/></text:span><text:span text:style-name="T9_87">zabawne</text:span><text:span text:style-name="T9_88"><text:s/></text:span><text:span text:style-name="T9_89">i</text:span><text:span text:style-name="T9_90"><text:s/></text:span><text:span text:style-name="T9_91">do</text:span><text:span text:style-name="T9_92"><text:s/></text:span><text:span text:style-name="T9_93">pewnego</text:span><text:span text:style-name="T9_94"><text:s/></text:span><text:span text:style-name="T9_95">stopnia</text:span><text:span text:style-name="T9_96"><text:s/></text:span><text:span text:style-name="T9_97">zrozumiałe</text:span><text:span text:style-name="T9_98">.<text:s/></text:span><text:span text:style-name="T9_99">Każdy</text:span><text:span text:style-name="T9_100"><text:s/></text:span><text:span text:style-name="T9_101">ma</text:span><text:span text:style-name="T9_102"><text:s/></text:span><text:span text:style-name="T9_103">jakieś</text:span><text:span text:style-name="T9_104"><text:s/></text:span><text:span text:style-name="T9_105">ideały</text:span><text:span text:style-name="T9_106">,<text:s/></text:span><text:span text:style-name="T9_107">a</text:span><text:span text:style-name="T9_108"><text:s/></text:span><text:span text:style-name="T9_109">Mane</text:span><text:span text:style-name="T9_110"><text:s/>6<text:s/></text:span><text:span text:style-name="T9_111">stworzone</text:span><text:span text:style-name="T9_112"><text:s/></text:span><text:span text:style-name="T9_113">są</text:span><text:span text:style-name="T9_114"><text:s/></text:span><text:span text:style-name="T9_115">tak</text:span><text:span text:style-name="T9_116">,<text:s/></text:span><text:span text:style-name="T9_117">by</text:span><text:span text:style-name="T9_118"><text:s/></text:span><text:span text:style-name="T9_119">poszczególne</text:span><text:span text:style-name="T9_120"><text:s/></text:span><text:span text:style-name="T9_121">cechy</text:span><text:span text:style-name="T9_122"><text:s/></text:span><text:span text:style-name="T9_123">uwypuklić</text:span><text:span text:style-name="T9_124">,<text:s/></text:span><text:span text:style-name="T9_125">czasami</text:span><text:span text:style-name="T9_126"><text:s/></text:span><text:span text:style-name="T9_127">wręcz</text:span><text:span text:style-name="T9_128"><text:s/></text:span><text:span text:style-name="T9_129">do</text:span><text:span text:style-name="T9_130"><text:s/></text:span><text:span text:style-name="T9_131">przesady</text:span><text:span text:style-name="T9_132">.<text:s/></text:span><text:span text:style-name="T9_133">To</text:span><text:span text:style-name="T9_134"><text:s/></text:span><text:span text:style-name="T9_135">jednak</text:span><text:span text:style-name="T9_136"><text:s/></text:span><text:span text:style-name="T9_137">jest</text:span><text:span text:style-name="T9_138"><text:s/></text:span><text:span text:style-name="T9_139">sprawa</text:span><text:span text:style-name="T9_140"><text:s/></text:span><text:span text:style-name="T9_141">oczywista</text:span><text:span text:style-name="T9_142"><text:s/></text:span><text:span text:style-name="T9_143">i</text:span><text:span text:style-name="T9_144"><text:s/></text:span><text:span text:style-name="T9_145">niejako</text:span><text:span text:style-name="T9_146"><text:s/></text:span><text:span text:style-name="T9_147">wstęp</text:span><text:span text:style-name="T9_148"><text:s/></text:span><text:span text:style-name="T9_149">do</text:span><text:span text:style-name="T9_150"><text:s/></text:span><text:span text:style-name="T9_151">właściwej</text:span><text:span text:style-name="T9_152"><text:s/></text:span><text:span text:style-name="T9_153">treści</text:span><text:span text:style-name="T9_154">.</text:span></text:p>
      <text:p text:style-name="P10"/>
      <text:p text:style-name="P11"><text:span text:style-name="T11_1">Spotkałem</text:span><text:span text:style-name="T11_2"><text:s/></text:span><text:span text:style-name="T11_3">się</text:span><text:span text:style-name="T11_4"><text:s/></text:span><text:span text:style-name="T11_5">również</text:span><text:span text:style-name="T11_6"><text:s/></text:span><text:span text:style-name="T11_7">z</text:span><text:span text:style-name="T11_8"><text:s/></text:span><text:span text:style-name="T11_9">podejściem</text:span><text:span text:style-name="T11_10">,<text:s/></text:span><text:span text:style-name="T11_11">które</text:span><text:span text:style-name="T11_12"><text:s/></text:span><text:span text:style-name="T11_13">zakłada</text:span><text:span text:style-name="T11_14"><text:s/></text:span><text:span text:style-name="T11_15">kierowanie</text:span><text:span text:style-name="T11_16"><text:s/></text:span><text:span text:style-name="T11_17">się</text:span><text:span text:style-name="T11_18"><text:s/></text:span><text:span text:style-name="T11_19">w</text:span><text:span text:style-name="T11_20"><text:s/></text:span><text:span text:style-name="T11_21">normalnym</text:span><text:span text:style-name="T11_22"><text:s/></text:span><text:span text:style-name="T11_23">życiu</text:span><text:span text:style-name="T11_24"><text:s/></text:span><text:span text:style-name="T11_25">cnotami</text:span><text:span text:style-name="T11_26"><text:s/></text:span><text:span text:style-name="T11_27">głównych</text:span><text:span text:style-name="T11_28"><text:s/></text:span><text:span text:style-name="T11_29">bohaterek</text:span><text:span text:style-name="T11_30">.<text:s/></text:span><text:span text:style-name="T11_31">O</text:span><text:span text:style-name="T11_32"><text:s/></text:span><text:span text:style-name="T11_33">ile</text:span><text:span text:style-name="T11_34"><text:s/></text:span><text:span text:style-name="T11_35">samo</text:span><text:span text:style-name="T11_36"><text:s/></text:span><text:span text:style-name="T11_37">w</text:span><text:span text:style-name="T11_38"><text:s/></text:span><text:span text:style-name="T11_39">sobie</text:span><text:span text:style-name="T11_40"><text:s/></text:span><text:span text:style-name="T11_41">jest</text:span><text:span text:style-name="T11_42"><text:s/></text:span><text:span text:style-name="T11_43">to</text:span><text:span text:style-name="T11_44"><text:s/></text:span><text:span text:style-name="T11_45">wielce</text:span><text:span text:style-name="T11_46"><text:s/></text:span><text:span text:style-name="T11_47">chwalebne</text:span><text:span text:style-name="T11_48">,<text:s/></text:span><text:span text:style-name="T11_49">to</text:span><text:span text:style-name="T11_50"><text:s/></text:span><text:span text:style-name="T11_51">nie</text:span><text:span text:style-name="T11_52"><text:s/></text:span><text:span text:style-name="T11_53">mogę</text:span><text:span text:style-name="T11_54"><text:s/></text:span><text:span text:style-name="T11_55">oprzeć</text:span><text:span text:style-name="T11_56"><text:s/></text:span><text:span text:style-name="T11_57">się</text:span><text:span text:style-name="T11_58"><text:s/></text:span><text:span text:style-name="T11_59">wrażeniu</text:span><text:span text:style-name="T11_60">,<text:s/></text:span><text:span text:style-name="T11_61">iż</text:span><text:span text:style-name="T11_62"><text:s/></text:span><text:span text:style-name="T11_63">czasami</text:span><text:span text:style-name="T11_64"><text:s/></text:span><text:span text:style-name="T11_65">posunięto</text:span><text:span text:style-name="T11_66"><text:s/></text:span><text:span text:style-name="T11_67">tę</text:span><text:span text:style-name="T11_68"><text:s/></text:span><text:span text:style-name="T11_69">tendencję</text:span><text:span text:style-name="T11_70"><text:s/></text:span><text:span text:style-name="T11_71">do</text:span><text:span text:style-name="T11_72"><text:s/></text:span><text:span text:style-name="T11_73">niebezpiecznej</text:span><text:span text:style-name="T11_74"><text:s/></text:span><text:span text:style-name="T11_75">przesady</text:span><text:span text:style-name="T11_76">.<text:s/></text:span><text:span text:style-name="T11_77">Niektórzy</text:span><text:span text:style-name="T11_78"><text:s/></text:span><text:span text:style-name="T11_79">uważają</text:span><text:span text:style-name="T11_80">,<text:s/></text:span><text:span text:style-name="T11_81">iż</text:span><text:span text:style-name="T11_82"><text:s/></text:span><text:span text:style-name="T11_83">można</text:span><text:span text:style-name="T11_84"><text:s/></text:span><text:span text:style-name="T11_85">kierować</text:span><text:span text:style-name="T11_86"><text:s/></text:span><text:span text:style-name="T11_87">się</text:span><text:span text:style-name="T11_88"><text:s/></text:span><text:span text:style-name="T11_89">wyłącznie</text:span><text:span text:style-name="T11_90"><text:s/></text:span><text:span text:style-name="T11_91">tymi</text:span><text:span text:style-name="T11_92"><text:s/></text:span><text:span text:style-name="T11_93">ideałami</text:span><text:span text:style-name="T11_94">,<text:s/></text:span><text:span text:style-name="T11_95">nie</text:span><text:span text:style-name="T11_96"><text:s/></text:span><text:span text:style-name="T11_97">zważając</text:span><text:span text:style-name="T11_98"><text:s/></text:span><text:span text:style-name="T11_99">na</text:span><text:span text:style-name="T11_100"><text:s/></text:span><text:span text:style-name="T11_101">nic</text:span><text:span text:style-name="T11_102"><text:s/>–<text:s/></text:span><text:span text:style-name="T11_103">szczerze</text:span><text:span text:style-name="T11_104"><text:s/></text:span><text:span text:style-name="T11_105">mówiąc</text:span><text:span text:style-name="T11_106">,<text:s/></text:span><text:span text:style-name="T11_107">trudno</text:span><text:span text:style-name="T11_108"><text:s/></text:span><text:span text:style-name="T11_109">mi</text:span><text:span text:style-name="T11_110"><text:s/></text:span><text:span text:style-name="T11_111">szanować</text:span><text:span text:style-name="T11_112"><text:s/></text:span><text:span text:style-name="T11_113">tak</text:span><text:span text:style-name="T11_114"><text:s/></text:span><text:span text:style-name="T11_115">naiwne</text:span><text:span text:style-name="T11_116">,<text:s/></text:span><text:span text:style-name="T11_117">dziecinne</text:span><text:span text:style-name="T11_118"><text:s/></text:span><text:span text:style-name="T11_119">wręcz</text:span><text:span text:style-name="T11_120"><text:s/></text:span><text:span text:style-name="T11_121">podejście</text:span><text:span text:style-name="T11_122">.</text:span></text:p>
      <text:p text:style-name="P12"/>
      <text:p text:style-name="P13"><text:span text:style-name="T13_1">Dlatego</text:span><text:span text:style-name="T13_2"><text:s/></text:span><text:span text:style-name="T13_3">apeluję</text:span><text:span text:style-name="T13_4"><text:s/>–<text:s/></text:span><text:span text:style-name="T13_5">jeżeli</text:span><text:span text:style-name="T13_6"><text:s/></text:span><text:span text:style-name="T13_7">chcecie</text:span><text:span text:style-name="T13_8"><text:s/></text:span><text:span text:style-name="T13_9">wcielać</text:span><text:span text:style-name="T13_10"><text:s/></text:span><text:span text:style-name="T13_11">w</text:span><text:span text:style-name="T13_12"><text:s/></text:span><text:span text:style-name="T13_13">życie</text:span><text:span text:style-name="T13_14"><text:s/></text:span><text:span text:style-name="T13_15">cnoty</text:span><text:span text:style-name="T13_16"><text:s/></text:span><text:span text:style-name="T13_17">Mane</text:span><text:span text:style-name="T13_18"><text:s/>6,<text:s/></text:span><text:span text:style-name="T13_19">róbcie</text:span><text:span text:style-name="T13_20"><text:s/></text:span><text:span text:style-name="T13_21">to</text:span><text:span text:style-name="T13_22">,<text:s/></text:span><text:span text:style-name="T13_23">ale</text:span><text:span text:style-name="T13_24"><text:s/></text:span><text:span text:style-name="T13_25">najpierw</text:span><text:span text:style-name="T13_26"><text:s/></text:span><text:span text:style-name="T13_27">przepuśćcie</text:span><text:span text:style-name="T13_28"><text:s/></text:span><text:span text:style-name="T13_29">je</text:span><text:span text:style-name="T13_30"><text:s/></text:span><text:span text:style-name="T13_31">przez</text:span><text:span text:style-name="T13_32"><text:s/></text:span><text:span text:style-name="T13_33">gęsty</text:span><text:span text:style-name="T13_34"><text:s/></text:span><text:span text:style-name="T13_35">filtr</text:span><text:span text:style-name="T13_36"><text:s/></text:span><text:span text:style-name="T13_37">zdrowego</text:span><text:span text:style-name="T13_38"><text:s/></text:span><text:span text:style-name="T13_39">rozsądku</text:span><text:span text:style-name="T13_40"><text:s/></text:span><text:span text:style-name="T13_41">oraz</text:span><text:span text:style-name="T13_42"><text:s/></text:span><text:span text:style-name="T13_43">sprawdźcie</text:span><text:span text:style-name="T13_44"><text:s/></text:span><text:span text:style-name="T13_45">przełożenie</text:span><text:span text:style-name="T13_46"><text:s/></text:span><text:span text:style-name="T13_47">na</text:span><text:span text:style-name="T13_48"><text:s/></text:span><text:span text:style-name="T13_49">otaczające</text:span><text:span text:style-name="T13_50"><text:s/></text:span><text:span text:style-name="T13_51">Was</text:span><text:span text:style-name="T13_52"><text:s/></text:span><text:span text:style-name="T13_53">realia</text:span><text:span text:style-name="T13_54">!<text:s/></text:span><text:span text:style-name="T13_55">Smutna</text:span><text:span text:style-name="T13_56"><text:s/></text:span><text:span text:style-name="T13_57">prawda</text:span><text:span text:style-name="T13_58"><text:s/></text:span><text:span text:style-name="T13_59">jest</text:span><text:span text:style-name="T13_60"><text:s/></text:span><text:span text:style-name="T13_61">taka</text:span><text:span text:style-name="T13_62">,<text:s/></text:span><text:span text:style-name="T13_63">iż</text:span><text:span text:style-name="T13_64"><text:s/></text:span><text:span text:style-name="T13_65">świat</text:span><text:span text:style-name="T13_66"><text:s/></text:span><text:span text:style-name="T13_67">nie</text:span><text:span text:style-name="T13_68"><text:s/></text:span><text:span text:style-name="T13_69">jest</text:span><text:span text:style-name="T13_70"><text:s/></text:span><text:span text:style-name="T13_71">miłym</text:span><text:span text:style-name="T13_72"><text:s/></text:span><text:span text:style-name="T13_73">miejscem</text:span><text:span text:style-name="T13_74">,<text:s/></text:span><text:span text:style-name="T13_75">a</text:span><text:span text:style-name="T13_76"><text:s/></text:span><text:span text:style-name="T13_77">jego</text:span><text:span text:style-name="T13_78"><text:s/></text:span><text:span text:style-name="T13_79">wersja</text:span><text:span text:style-name="T13_80"><text:s/></text:span><text:span text:style-name="T13_81">idealna</text:span><text:span text:style-name="T13_82">,<text:s/></text:span><text:span text:style-name="T13_83">gdzie</text:span><text:span text:style-name="T13_84"><text:s/></text:span><text:span text:style-name="T13_85">wszyscy</text:span><text:span text:style-name="T13_86"><text:s/></text:span><text:span text:style-name="T13_87">są</text:span><text:span text:style-name="T13_88"><text:s/></text:span><text:span text:style-name="T13_89">mili</text:span><text:span text:style-name="T13_90">,<text:s/></text:span><text:span text:style-name="T13_91">uprzejmi</text:span><text:span text:style-name="T13_92"><text:s/></text:span><text:span text:style-name="T13_93">i</text:span><text:span text:style-name="T13_94"><text:s/></text:span><text:span text:style-name="T13_95">przyjaźni</text:span><text:span text:style-name="T13_96">,<text:s/></text:span><text:span text:style-name="T13_97">to</text:span><text:span text:style-name="T13_98"><text:s/></text:span><text:span text:style-name="T13_99">jedynie</text:span><text:span text:style-name="T13_100"><text:s/></text:span><text:span text:style-name="T13_101">nieziszczalna</text:span><text:span text:style-name="T13_102"><text:s/></text:span><text:span text:style-name="T13_103">fantazja</text:span><text:span text:style-name="T13_104">.<text:s/></text:span><text:span text:style-name="T13_105">Skoro</text:span><text:span text:style-name="T13_106"><text:s/></text:span><text:span text:style-name="T13_107">więc</text:span><text:span text:style-name="T13_108"><text:s/></text:span><text:span text:style-name="T13_109">przyszło</text:span><text:span text:style-name="T13_110"><text:s/></text:span><text:span text:style-name="T13_111">nam</text:span><text:span text:style-name="T13_112"><text:s/></text:span><text:span text:style-name="T13_113">żyć</text:span><text:span text:style-name="T13_114"><text:s/></text:span><text:span text:style-name="T13_115">w</text:span><text:span text:style-name="T13_116"><text:s/></text:span><text:span text:style-name="T13_117">takim</text:span><text:span text:style-name="T13_118">,<text:s/></text:span><text:span text:style-name="T13_119">a</text:span><text:span text:style-name="T13_120"><text:s/></text:span><text:span text:style-name="T13_121">nie</text:span><text:span text:style-name="T13_122"><text:s/></text:span><text:span text:style-name="T13_123">innym</text:span><text:span text:style-name="T13_124"><text:s/></text:span><text:span text:style-name="T13_125">miejscu</text:span><text:span text:style-name="T13_126">,<text:s/></text:span><text:span text:style-name="T13_127">to</text:span><text:span text:style-name="T13_128"><text:s/></text:span><text:span text:style-name="T13_129">wprowadzajmy</text:span><text:span text:style-name="T13_130"><text:s/></text:span><text:span text:style-name="T13_131">do</text:span><text:span text:style-name="T13_132"><text:s/></text:span><text:span text:style-name="T13_133">niego</text:span><text:span text:style-name="T13_134"><text:s/></text:span><text:span text:style-name="T13_135">dobre</text:span><text:span text:style-name="T13_136"><text:s/></text:span><text:span text:style-name="T13_137">cechy</text:span><text:span text:style-name="T13_138">,<text:s/></text:span><text:span text:style-name="T13_139">ale</text:span><text:span text:style-name="T13_140"><text:s/></text:span><text:span text:style-name="T13_141">na</text:span><text:span text:style-name="T13_142"><text:s/></text:span><text:span text:style-name="T13_143">tyle</text:span><text:span text:style-name="T13_144">,<text:s/></text:span><text:span text:style-name="T13_145">na</text:span><text:span text:style-name="T13_146"><text:s/></text:span><text:span text:style-name="T13_147">ile</text:span><text:span text:style-name="T13_148"><text:s/></text:span><text:span text:style-name="T13_149">on</text:span><text:span text:style-name="T13_150"><text:s/></text:span><text:span text:style-name="T13_151">nam</text:span><text:span text:style-name="T13_152"><text:s/></text:span><text:span text:style-name="T13_153">pozwala</text:span><text:span text:style-name="T13_154">.<text:s/></text:span><text:span text:style-name="T13_155">Jeżeli</text:span><text:span text:style-name="T13_156"><text:s/></text:span><text:span text:style-name="T13_157">będziemy</text:span><text:span text:style-name="T13_158"><text:s/></text:span><text:span text:style-name="T13_159">pchać</text:span><text:span text:style-name="T13_160"><text:s/></text:span><text:span text:style-name="T13_161">się</text:span><text:span text:style-name="T13_162"><text:s/></text:span><text:span text:style-name="T13_163">z</text:span><text:span text:style-name="T13_164"><text:s/></text:span><text:span text:style-name="T13_165">nimi</text:span><text:span text:style-name="T13_166"><text:s/></text:span><text:span text:style-name="T13_167">na</text:span><text:span text:style-name="T13_168"><text:s/></text:span><text:span text:style-name="T13_169">przysłowiowego</text:span><text:span text:style-name="T13_170"><text:s/>„</text:span><text:span text:style-name="T13_171">chama</text:span><text:span text:style-name="T13_172">”,<text:s/></text:span><text:span text:style-name="T13_173">to</text:span><text:span text:style-name="T13_174"><text:s/></text:span><text:span text:style-name="T13_175">skończy</text:span><text:span text:style-name="T13_176"><text:s/></text:span><text:span text:style-name="T13_177">się</text:span><text:span text:style-name="T13_178"><text:s/></text:span><text:span text:style-name="T13_179">tym</text:span><text:span text:style-name="T13_180">,<text:s/></text:span><text:span text:style-name="T13_181">że</text:span><text:span text:style-name="T13_182"><text:s/></text:span><text:span text:style-name="T13_183">wkurzony</text:span><text:span text:style-name="T13_184"><text:s/></text:span><text:span text:style-name="T13_185">świat</text:span><text:span text:style-name="T13_186"><text:s/></text:span><text:span text:style-name="T13_187">nam</text:span><text:span text:style-name="T13_188"><text:s/></text:span><text:span text:style-name="T13_189">odda</text:span><text:span text:style-name="T13_190"><text:s/>–<text:s/></text:span><text:span text:style-name="T13_191">a</text:span><text:span text:style-name="T13_192"><text:s/></text:span><text:span text:style-name="T13_193">jego</text:span><text:span text:style-name="T13_194"><text:s/></text:span><text:span text:style-name="T13_195">kopnięcie</text:span><text:span text:style-name="T13_196"><text:s/></text:span><text:span text:style-name="T13_197">potrafi</text:span><text:span text:style-name="T13_198"><text:s/></text:span><text:span text:style-name="T13_199">zaboleć</text:span><text:span text:style-name="T13_200">.<text:s/></text:span><text:span text:style-name="T13_201">Dlatego</text:span><text:span text:style-name="T13_202"><text:s/></text:span><text:span text:style-name="T13_203">proszę</text:span><text:span text:style-name="T13_204"><text:s/></text:span><text:span text:style-name="T13_205">Was</text:span><text:span text:style-name="T13_206"><text:s/>–<text:s/></text:span><text:span text:style-name="T13_207">kierujcie</text:span><text:span text:style-name="T13_208"><text:s/></text:span><text:span text:style-name="T13_209">się</text:span><text:span text:style-name="T13_210"><text:s/></text:span><text:span text:style-name="T13_211">ideałami</text:span><text:span text:style-name="T13_212">,<text:s/></text:span><text:span text:style-name="T13_213">ale</text:span><text:span text:style-name="T13_214"><text:s/></text:span><text:span text:style-name="T13_215">róbcie</text:span><text:span text:style-name="T13_216"><text:s/></text:span><text:span text:style-name="T13_217">to</text:span><text:span text:style-name="T13_218"><text:s/></text:span><text:span text:style-name="T13_219">rozsądnie</text:span><text:span text:style-name="T13_220">.<text:s/></text:span><text:span text:style-name="T13_221">Lepiej</text:span><text:span text:style-name="T13_222"><text:s/></text:span><text:span text:style-name="T13_223">być</text:span><text:span text:style-name="T13_224"><text:s/></text:span><text:span text:style-name="T13_225">inteligentnie</text:span><text:span text:style-name="T13_226"><text:s/></text:span><text:span text:style-name="T13_227">elastycznym</text:span><text:span text:style-name="T13_228">,<text:s/></text:span><text:span text:style-name="T13_229">niż</text:span><text:span text:style-name="T13_230"><text:s/></text:span><text:span text:style-name="T13_231">ślepo</text:span><text:span text:style-name="T13_232"><text:s/></text:span><text:span text:style-name="T13_233">zapatrzonym</text:span><text:span text:style-name="T13_234"><text:s/></text:span><text:span text:style-name="T13_235">w</text:span><text:span text:style-name="T13_236"><text:s/></text:span><text:span text:style-name="T13_237">nieistniejący</text:span><text:span text:style-name="T13_238"><text:s/></text:span><text:span text:style-name="T13_239">ideał</text:span><text:span text:style-name="T13_240"><text:s/></text:span><text:span text:style-name="T13_241">i</text:span><text:span text:style-name="T13_242"><text:s/></text:span><text:span text:style-name="T13_243">naiwnym</text:span><text:span text:style-name="T13_24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